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2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3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8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1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7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6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7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2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0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20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9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3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06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4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08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03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09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7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0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8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08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1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6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05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07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8-0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8-04-1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7-10-0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7-06-28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6-12-1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6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6-08-23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6-03-07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6-01-0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5-12-2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5-10-2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5-08-2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5-06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5-03-2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5-01-29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4-10-29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4-08-19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4-07-10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4-06-12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4-03-2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4-02-03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3-05-30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3-01-18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2-10-12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2-08-31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2-07-18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2-03-2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1-12-23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1-10-0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1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1-06-07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1-05-11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0-10-1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0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0-06-09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0-04-14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0-03-1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10-01-15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09-12-08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09-11-27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09-09-15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09-08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09-06-0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09-02-18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0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0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48089263201</text:p>
          </table:table-cell>
          <table:table-cell office:value-type="string" calcext:value-type="string">
            <text:p>200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031" meta:object-count="0"/>
    <meta:user-defined meta:name="AppVersion">3.0</meta:user-defined>
  </office:meta>
</office:document-meta>
</file>